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902.32</text:p>
          </table:table-cell>
          <table:table-cell/>
          <table:table-cell office:value-type="string" calcext:value-type="string">
            <text:p>99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4.4315625</text:p>
          </table:table-cell>
          <table:table-cell table:number-columns-repeated="2"/>
          <table:table-cell office:value-type="string" calcext:value-type="string">
            <text:p>28941.81</text:p>
          </table:table-cell>
          <table:table-cell table:number-columns-repeated="10"/>
          <table:table-cell office:value-type="string" calcext:value-type="string">
            <text:p>907.1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04.499.</text:p>
          </table:table-cell>
          <table:table-cell table:number-columns-repeated="2"/>
          <table:table-cell office:value-type="string" calcext:value-type="string">
            <text:p>28039.49</text:p>
          </table:table-cell>
          <table:table-cell table:number-columns-repeated="1018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7:16:59.4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5T17:19:34.421000000</dc:date>
    <meta:editing-duration>P3DT20H44M24S</meta:editing-duration>
    <meta:editing-cycles>1573</meta:editing-cycles>
    <meta:document-statistic meta:table-count="3" meta:cell-count="9065" meta:object-count="0"/>
  </office:meta>
</office:document-meta>
</file>